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591d5" style:font-size-asian="12pt" style:font-style-asian="normal" style:font-weight-asian="normal" style:font-name-complex="B Nazanin" style:font-size-complex="12pt" style:font-style-complex="normal" style:font-weight-complex="normal"/>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591d5" officeooo:paragraph-rsid="010591d5" style:font-size-asian="12pt" style:font-style-asian="normal" style:font-weight-asian="normal" style:font-name-complex="B Nazanin" style:font-size-complex="12pt" style:font-style-complex="normal" style:font-weight-complex="normal"/>
    </style:style>
    <style:style style:name="P7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7"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78"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7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8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81"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officeooo:rsid="00aba5ae"/>
    </style:style>
    <style:style style:name="T4" style:family="text">
      <style:text-properties officeooo:rsid="00abbc43"/>
    </style:style>
    <style:style style:name="T5" style:family="text">
      <style:text-properties officeooo:rsid="00ac84bb"/>
    </style:style>
    <style:style style:name="T6" style:family="text">
      <style:text-properties officeooo:rsid="00b18547"/>
    </style:style>
    <style:style style:name="T7" style:family="text">
      <style:text-properties officeooo:rsid="00b540dd"/>
    </style:style>
    <style:style style:name="T8" style:family="text">
      <style:text-properties officeooo:rsid="00ba4a67"/>
    </style:style>
    <style:style style:name="T9" style:family="text">
      <style:text-properties officeooo:rsid="00bee387"/>
    </style:style>
    <style:style style:name="T10" style:family="text">
      <style:text-properties officeooo:rsid="00c373a6"/>
    </style:style>
    <style:style style:name="T11" style:family="text">
      <style:text-properties officeooo:rsid="00c50b41"/>
    </style:style>
    <style:style style:name="T12" style:family="text">
      <style:text-properties officeooo:rsid="00c8e430"/>
    </style:style>
    <style:style style:name="T13" style:family="text">
      <style:text-properties officeooo:rsid="00cedd25"/>
    </style:style>
    <style:style style:name="T14" style:family="text">
      <style:text-properties officeooo:rsid="00d6f828"/>
    </style:style>
    <style:style style:name="T15" style:family="text">
      <style:text-properties officeooo:rsid="00d90205"/>
    </style:style>
    <style:style style:name="T16" style:family="text">
      <style:text-properties officeooo:rsid="00df8f18"/>
    </style:style>
    <style:style style:name="T17" style:family="text">
      <style:text-properties officeooo:rsid="00e34c8d"/>
    </style:style>
    <style:style style:name="T18" style:family="text">
      <style:text-properties fo:font-weight="normal" style:font-weight-asian="normal" style:font-weight-complex="normal"/>
    </style:style>
    <style:style style:name="T19" style:family="text">
      <style:text-properties fo:font-weight="normal" officeooo:rsid="00d90205" style:font-weight-asian="normal" style:font-weight-complex="normal"/>
    </style:style>
    <style:style style:name="T20" style:family="text">
      <style:text-properties officeooo:rsid="00ed06bb"/>
    </style:style>
    <style:style style:name="T21" style:family="text">
      <style:text-properties officeooo:rsid="00f2c963"/>
    </style:style>
    <style:style style:name="T22" style:family="text">
      <style:text-properties officeooo:rsid="00f616f1"/>
    </style:style>
    <style:style style:name="T23" style:family="text">
      <style:text-properties officeooo:rsid="00f7b9dc"/>
    </style:style>
    <style:style style:name="T24" style:family="text">
      <style:text-properties officeooo:rsid="00f887ae"/>
    </style:style>
    <style:style style:name="T25" style:family="text">
      <style:text-properties officeooo:rsid="00fe8449"/>
    </style:style>
    <style:style style:name="T26" style:family="text">
      <style:text-properties officeooo:rsid="010591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4">غذایی و دشواری نگهداری، حفظ کیفیت و ارزش مواد غذایی، اهمیت به‌سزایی دارد. </text:span><text:span text:style-name="T5">همچنین در صنایع غذایی، حجم عظیمی «آب» مصرف می‌شود و تأمین غذای جامعه را مشکل‌تر می‌کند.</text:span></text:p>
      <text:p text:style-name="P2">خوب است بدانیم صفحه ۵۱؛ الف) <text:span text:style-name="T3">ــــــ </text:span>و دردرجه دوم <text:span text:style-name="T3">ــــــ </text:span>و <text:span text:style-name="T3">ــــــ</text:span></text:p>
      <text:p text:style-name="P2">ب) با حذف خوراکی‌های غیر ضروری (مانند چیپس، پفک، نوشابه) تاحدی امکان تأمین هزینه مصرف انواع <text:span text:style-name="T3">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3">ــــــ </text:span>مورد نیاز برای ماهیچه‌ها، ارسال پیام‌های عصبی، جابه‌جایی یون‌ها و مولکول‌ها از دیواره هر یاخته را تأمین می‌کند.</text:p>
      <text:p text:style-name="P5">۲) <text:span text:style-name="T3">ــــــ </text:span>اولیه برای ساخت و رشد بخش‌های مختلف بدن را فراهم می‌کند. (بخش عمده <text:span text:style-name="T3">ــــــ </text:span>، <text:span text:style-name="T3">ــــــ <text:s/></text:span><text:span text:style-name="T6">و </text:span><text:span text:style-name="T3">ــــــ </text:span><text:span text:style-name="T6">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77">«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7">ــــــ </text:span>تندی و <text:span text:style-name="T7">ــــــ </text:span>انرژی جنبشی ذره‌های سازنده ماده است.</text:p>
      <text:p text:style-name="P11">یکای رایج دما، درجه <text:span text:style-name="T7">ــــــ </text:span>(<text:tab/><text:tab/>) اما یکای دما در SI، <text:span text:style-name="T7">ــــــ </text:span>(<text:tab/>) است.</text:p>
      <text:p text:style-name="P11">ارزش دمایی ۱ درجه سانتی‌گراد برابر ۱ کلوین <text:span text:style-name="T7">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8">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9">ــــــ </text:span>و هم به <text:span text:style-name="T9">ــــــ ــــــ </text:span>بستگی دارد.</text:p>
      <text:p text:style-name="P18">تذکر: چون کار کردن «تعداد ذرات»، آسان نیست می‌توان به جای آن، <text:span text:style-name="T9">ــــــ </text:span>ماده را در نظر گرفت. چنانکه در فیزیک نیز، انرژی جنبشی از رابطه <text:span text:style-name="T9">ــــــ </text:span>به دست می‌آید.</text:p>
      <text:p text:style-name="P19">تهیه غذا آب‌پز، تجربه تفاوت «گرما» و «دما»</text:p>
      <text:p text:style-name="P19">گرما، صورتی از <text:span text:style-name="T9">ــــــ </text:span>و یکای آن در SI، <text:span text:style-name="T9">ــــــ </text:span>(<text:span text:style-name="T9">ــــــ</text:span>) است. (<text:tab/>1 <text:span text:style-name="T9">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1">cal = </text:span>ــــــ <text:span text:style-name="T11">J</text:span></text:p>
      <text:p text:style-name="P22">انرژی گرمایی: <text:span text:style-name="T10">ــــــ </text:span>انرژی‌های جنبشی ذرات ماده / دما: <text:span text:style-name="T10">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78">«گرما»</text:p>
      <text:p text:style-name="P24">صورتی از <text:span text:style-name="T10">ــــــ </text:span>است، که از جسم با <text:span text:style-name="T10">ــــــ </text:span>بالاتر، به جسم با <text:span text:style-name="T10">ــــــ </text:span>پایین‌تر منتقل می‌شود. <text:span text:style-name="T12">داد و ستد گرما، می‌‌تواند موجب تغییر </text:span><text:span text:style-name="T10">ــــــ </text:span><text:span text:style-name="T12">مواد شود.</text:span></text:p>
      <text:p text:style-name="P25">گرما، از ویژگی‌های یک «نمونه ماده» <text:span text:style-name="T10">ــــــ </text:span>و <text:span text:style-name="T10">ــــــ </text:span>برای توصیف آن «ماده» به کار رود.</text:p>
      <text:p text:style-name="P26">گرما، از ویژگی‌های یک « <text:span text:style-name="T10">ــــــ </text:span>» است، و می‌تواند برای توصیف آن « <text:span text:style-name="T10">ــــــ </text:span>» به کار رود.</text:p>
      <text:p text:style-name="P26">هنگامی که به <text:span text:style-name="T1">۲</text:span> ماده، گرمای یکسان داده شود، لزوماً به یک اندازه <text:span text:style-name="T10">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0">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0">ــــــ </text:span>) <text:span text:style-name="T13">که موجب تفاوت در </text:span><text:span text:style-name="T10">ــــــ </text:span><text:span text:style-name="T13">و </text:span><text:span text:style-name="T10">ــــــ </text:span><text:span text:style-name="T13">آن‌ها می‌شود. چنانکه روغن‌ها در دمای عادی، </text:span><text:span text:style-name="T10">ــــــ </text:span><text:span text:style-name="T13">و چربی‌ها </text:span><text:span text:style-name="T10">ــــــ </text:span><text:span text:style-name="T13">هستند.</text:span></text:p>
      <text:p text:style-name="P30">با هم بیندیشیم صفحه ۵۷: الف) چون <text:span text:style-name="T10">ــــــ ــــــ </text:span>موجود در نمونه آب، بسیار <text:span text:style-name="T10">ــــــ </text:span>از روغن زیتون است.</text:p>
      <text:p text:style-name="P29">دلیل: موادی چون آب و اتانول، به دلیل وجود <text:span text:style-name="T10">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0">ــــــ </text:span>است. برای افزایش دمای آب به میزان ۵۰ درجه سانتی‌گراد، (نسبت به روغن زیتون) گرمای <text:span text:style-name="T10">ــــــ </text:span>جذب شده، پس انرژی گرمایی ظرف محتوی آب، <text:span text:style-name="T10">ــــــ </text:span>است و تخم مرغ، گرمای <text:span text:style-name="T10">ــــــ </text:span>دریافت می‌کند.</text:p>
      <text:p text:style-name="P32">ب) ظرفیت گرمایی (C): <text:span text:style-name="T10">ــــــ </text:span>لازم برای افرایش <text:span text:style-name="T10">ــــــ </text:span>ماده به اندازه <text:span text:style-name="T10">ــــــ </text:span>درجه <text:span text:style-name="T10">ــــــ </text:span><text:span text:style-name="T14">( یا </text:span><text:span text:style-name="T2">۱</text:span><text:span text:style-name="T14"> </text:span><text:span text:style-name="T10">ــــــ </text:span><text:span text:style-name="T14">)</text:span></text:p>
      <text:p text:style-name="P33">$QC\Delta\theta$</text:p>
      <text:p text:style-name="P34">ب)</text:p>
      <text:p text:style-name="P33">$C=\frac{Q}{\Delta\theta}$ → (یکای C: <text:span text:style-name="T10">ــــــ . ــــــ </text:span>) $C_{H_2O}=\frac{\qquad J}{\qquad K(\qquad I.K^{-1})}$<text:tab/><text:tab/><text:tab/>$C_{oh oil}=\frac{\qquad J}{\qquad K(\qquad I.K<text:span text:style-name="T15">^</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5">ــــــ </text:span>و <text:span text:style-name="T15">ــــــ </text:span>برای توصیف آن ماده به کار می‌رود.</text:p>
      <text:p text:style-name="P38">ظرفیت گرمایی، به نوع ماده بستگی <text:span text:style-name="T15">ــــــ </text:span>و به مقدار ماده بستگی <text:span text:style-name="T15">ــــــ .</text:span></text:p>
      <text:p text:style-name="P38">گرمای ویژه، به نوع ماده بستگی <text:span text:style-name="T15">ــــــ </text:span>و به مقدار ماده بستگی <text:span text:style-name="T15">ــــــ .</text:span></text:p>
      <text:p text:style-name="P39">خود را بیازمایید صفحه ۵۸:</text:p>
      <text:p text:style-name="P40">۱- <text:span text:style-name="T15">ــــــ </text:span>می‌یابد. با‌گذشت زمان، چای، همه/بخشی از انرژی گرمایی خود را به‌/از محیط می‌دهد/می‌گیرد <text:span text:style-name="T16">پس </text:span><text:span text:style-name="T15">ــــــ </text:span><text:span text:style-name="T16">و </text:span><text:span text:style-name="T15">ــــــ </text:span><text:span text:style-name="T16">انرژی جنبشی ذرات آن، </text:span><text:span text:style-name="T15">ــــــ </text:span><text:span text:style-name="T16">می‌یابد. (کاهش </text:span><text:span text:style-name="T15">ــــــ ــــــ </text:span><text:span text:style-name="T16">و </text:span><text:span text:style-name="T15">ــــــ </text:span><text:span text:style-name="T16">نمونه)</text:span></text:p>
      <text:p text:style-name="P41">دلیل: گرما، از جایی که <text:span text:style-name="T15">ــــــ </text:span>تر است (دمای <text:span text:style-name="T15">ــــــ</text:span>) به جایی که <text:span text:style-name="T15">ــــــ </text:span>است (دمای <text:span text:style-name="T15">ــــــ</text:span>) حرکت می‌کند. <text:span text:style-name="T17">دمای چای ( ) از دمای محیط ( ) </text:span><text:span text:style-name="T15">ــــــ </text:span><text:span text:style-name="T17">است و با </text:span><text:span text:style-name="T15">ــــــ </text:span><text:span text:style-name="T17">انرژی گرمایی، با آن «</text:span><text:span text:style-name="T15">ــــــ ــــــ</text:span><text:span text:style-name="T17">» می‌شود.</text:span></text:p>
      <text:p text:style-name="P42">۲- گرما را می‌توان هم‌ارز با آن مقدار انرژی گرمایی/دمایی داشت که به دلیل تفاوت در انرژی گرمایی/دما جاری می‌شود.</text:p>
      <text:p text:style-name="P43">۳- ماده اصلی تشکیل‌دهنده هر دو، <text:span text:style-name="T15">ــــــ </text:span>است، پس به مقدار <text:span text:style-name="T15">ــــــ </text:span>موجود در آن‌ها توجه می‌کنیم. نان، <text:span text:style-name="T15">ــــــ </text:span>کمتری دارد، چون <text:span text:style-name="T15">ــــــ </text:span>شده است، پس <text:span text:style-name="T15">ــــــ </text:span>با محیط هم‌دما می‌شود. نتیجه:</text:p>
      <text:p text:style-name="P79">«آهنگ» تغییر دمای مواد مختلف (مبادله <text:span text:style-name="T19">ــــــ </text:span><text:span text:style-name="T18">با </text:span><text:span text:style-name="T19">ــــــ</text:span><text:span text:style-name="T18">) یکسان </text:span><text:span text:style-name="T19">ــــــ .</text:span></text:p>
      <text:p text:style-name="P44">نکته: هنگام مبادله گرما بین دو «ماده»؛ (اگر از هدر رفت یا اتلاف گرما چشم‌پوشی کنیم) مقدارگرمایی که ماده با دمای <text:span text:style-name="T15">ــــــ </text:span>است می‌دهد،<text:tab/><text:tab/>$|Q_A| = |Q_B|$</text:p>
      <text:p text:style-name="P44">برابر با مقدار گرمایی است که ماده با دمای <text:span text:style-name="T15">ــــــ </text:span>می‌گیرد.</text:p>
      <text:p text:style-name="P44">یعنی قدر مطلق <text:span text:style-name="T15">ــــــ </text:span>مبادله شده در آن دو، <text:span text:style-name="T15">ــــــ </text:span>است.</text:p>
      <text:p text:style-name="P45">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6">۱) ۱۸۰<text:tab/><text:tab/>۲) ۱۶۰<text:tab/><text:tab/>۳) ۱۵۰<text:tab/><text:tab/>۴) ۱۴۵</text:p>
      <text:p text:style-name="P47">$C_A=10(J.g^{-1}.\degree C^{-1})\qquad C_B=20(J.g^{-1}.\degree C^{-1})$</text:p>
      <text:p text:style-name="P48">راه اول:</text:p>
      <text:p text:style-name="P47">$|Q_A|=|Q_B|$</text:p>
      <text:p text:style-name="P49">راه دوم <text:span text:style-name="T20">(هنگام تغییر فاز قابل استفاده نیست.)</text:span></text:p>
      <text:p text:style-name="P50">(تتا تعادلی رو تو بنویس) = $\frac{m_1c_1\theta_1 + m_2c_2\theta_2}{m_1c_1 + m_2c_2} = \frac{\sum{(mc\theta)}}{\sum{mc}}$</text:p>
      <text:p text:style-name="P51">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2">C_{Ni}=0.45(J.g^{-1}.\degree C^{-1})</text:p>
      <text:p text:style-name="P52">C_{Ti}=0.5(J.g^{-1}.\degree C^{-1})</text:p>
      <text:p text:style-name="P53">۱) ۳۷.۶<text:tab/><text:tab/>۲) ۴۹.۲<text:tab/><text:tab/>۳) ۲۸.۶<text:tab/><text:tab/>۴) ۷۱.۵</text:p>
      <text:p text:style-name="P53"/>
      <text:p text:style-name="P81">جاری شدن انرژی گرمایی</text:p>
      <text:p text:style-name="P54">«بررسی کیفی و کمی انرژی مبادله شده بین سامانه و محیط»</text:p>
      <text:p text:style-name="P54">سامانه: بخشی از جهان، که ـــــ ـــــ را در آن بررسی می‌کنیم.</text:p>
      <text:p text:style-name="P54">محیط: هرچه ـــــ سامانه وجود دارد.</text:p>
      <text:p text:style-name="P55">مثال: بررسی مبادله گرما بین یک لیوان آب و محیط:</text:p>
      <text:p text:style-name="P55">( معمولاً سامانه با مرز‌های مشخصی از محیط جدا می‌شود. )</text:p>
      <text:p text:style-name="P56">فرآیند جاری شدن انرژی:</text:p>
      <text:p text:style-name="P56">۱- نا هم دما: ( نمودار ۲ صفحه ۵۹ )</text:p>
      <text:p text:style-name="P56">۲- هم دما</text:p>
      <text:p text:style-name="P56">تمرین) مبادلات انرژی را هنگام مصرف بستنی با دمای 0\degree C تا هضم آن را بررسی کنید.</text:p>
      <text:p text:style-name="P57">فرآیند گرماده</text:p>
      <text:p text:style-name="P57">در شرایط هم‌دما ( \Delta\theta = 0 )</text:p>
      <text:p text:style-name="P57">جاری شدن انرژی از <text:span text:style-name="T21">ـــــ </text:span>به <text:span text:style-name="T21">ـــــ </text:span>واکنش یا فرآیند، برای انجام شدن، گرما می‌<text:span text:style-name="T21">ـــــ</text:span></text:p>
      <text:p text:style-name="P57">سطح انرژی طرف دوم <text:tab/><text:tab/>سطح انرژی طرف اول</text:p>
      <text:p text:style-name="P58">Q<text:tab/>۰</text:p>
      <text:p text:style-name="P58">نماد Q در طرف ــــــ نوشته می‌شود:</text:p>
      <text:p text:style-name="P58">واکنش گرماده:</text:p>
      <text:p text:style-name="P61">\ce{H2 + Cl2 -&gt; 2HCl}</text:p>
      <text:p text:style-name="P58">فرآیند گرماده:</text:p>
      <text:p text:style-name="P61">\ce{H2O(l) -&gt; H2O(s)}</text:p>
      <text:p text:style-name="P59">ــــــ <text:span text:style-name="T23">سطح انرژی سامانه</text:span></text:p>
      <text:p text:style-name="P62">فرآیند گرماگیر</text:p>
      <text:p text:style-name="P62">در شرایط هم‌دما ( \Delta\theta = 0 )</text:p>
      <text:p text:style-name="P62">جاری شدن انرژی از <text:span text:style-name="T22">ــــــ </text:span>به <text:span text:style-name="T22">ــــــ </text:span>واکنش یا فرآیند، برای انجام شدن، گرما می‌<text:span text:style-name="T22">ــــــ</text:span></text:p>
      <text:p text:style-name="P62">سطح انرژی طرف دوم<text:tab/><text:tab/>سطح انرژی طرف اول</text:p>
      <text:p text:style-name="P62">Q<text:tab/>۰</text:p>
      <text:p text:style-name="P62">نماد Q در طرف <text:span text:style-name="T22">ــــــ </text:span>نوشته می‌شود:</text:p>
      <text:p text:style-name="P62">واکنش گرما‌گیر: </text:p>
      <text:p text:style-name="P63"><text:soft-page-break/>\ce{N2O4(g) -&gt; 2NO2(g)}</text:p>
      <text:p text:style-name="P62">فرآیند گرماگیر:</text:p>
      <text:p text:style-name="P63">\ce{H2O(s) -&gt; H2O(l)}</text:p>
      <text:p text:style-name="P60">ــــــ <text:span text:style-name="T24">سطح انرژی سامانه</text:span></text:p>
      <text:p text:style-name="P80">گرما در واکنش‌های شیمیایی (گرماشیمی)</text:p>
      <text:p text:style-name="P64">هر واکنش شیمیایی، ممکن است با تغییر <text:span text:style-name="T22">ــــــ </text:span>، تولید <text:span text:style-name="T22">ــــــ </text:span>، آزاد شدن ــــــ و ایجاد ــــــ و ــــــ همراه باشد،</text:p>
      <text:p text:style-name="P64">اما:<text:tab/>داد و ستد ــــــ ، یک ویژگی بنیادی واکنش‌های شیمیایی است.</text:p>
      <text:p text:style-name="P64">ترموشیمی (گرماشیمی) به بررسی ــــــ و ــــــ گرمای واکنش‌های شیمیایی، ــــــ آن و تأثیری که بر ــــــ ماده دارد، می‌پردازد.</text:p>
      <text:p text:style-name="P64">بررسی شکل <text:span text:style-name="T1">۳</text:span> صفحه ۶۰:</text:p>
      <text:p text:style-name="P64">الف) مواد غذایی، پس از گوارش، انرژی لازم برای ــــــ و ــــــ یاختهها را تأمین می‌کنند.</text:p>
      <text:p text:style-name="P64">ب) ــــــ سوخت‌ها، انرژی لازم برای حمل و نقل، و نیز گرمایش محیط‌های گوناگون را فراهم می‌کند.</text:p>
      <text:p text:style-name="P64">پ) زغال کک، واکنش‌دهنده‌ای رایج در استخراج آهن، و تامین‌کننده ــــــ لازم برای واکنش است.</text:p>
      <text:p text:style-name="P64">منبع انرژی در بدن، ــــــ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ــــــ است. البته دمای بدن تغییر محسوسی ــــــ</text:p>
      <text:p text:style-name="P64">دلیل: دمای واکنش‌دهنده‌ها با دمای فرآورده‌ها ــــــ است (\Delta\theta<text:tab/><text:tab/>0)</text:p>
      <text:p text:style-name="P64">در‌واقع، انرژی آزاد شده در این واکنش، ناشی از تفاوت دمای مواد واکنش‌دهنده و فرآورده ــــــ ، بلکه تفاوت میان انرژی ــــــ مواد و واکنش‌دهنده و فرآورده است.</text:p>
      <text:p text:style-name="P64">انرژی پتانسیل در اینجا، به معنای انرژی ناشی از نیرو‌های ــــــ ــــــ ذرات سازنده آن است.</text:p>
      <text:p text:style-name="P64">انرژی پتانسیل موحوددر یک نمونه ماده، انرژی ــــــ نام دارد.</text:p>
      <text:p text:style-name="P65">انرژی پتانسیل در پیوند‌های مختلف، با هم <text:span text:style-name="T25">ـــــ</text:span>ـ است، چون اتم‌های مختلفی با هم پیوند دارند. مثال:</text:p>
      <text:p text:style-name="P65">تفاوت اتم‌های دارای پیوند اشتراکی، موجب تفاوت در نیرو‌های <text:span text:style-name="T25">ــــــ </text:span>* اتم‌ها ( در مولکول ) و در نتیجه؛ تفاوت در <text:span text:style-name="T25">ــــــ </text:span>پیوند‌ها است.</text:p>
      <text:p text:style-name="P66">انجام واکنش شیمیایی، موجب تغییر در پیوند‌ها یا شیوه اتصال اتم‌ها با یکدیگر، و تفاوت آشکاری در انرژی <text:span text:style-name="T25">ــــــ </text:span>وابسته به آن‌ها می‌شود؛ که خود را به صورت <text:span text:style-name="T25">ــــــ </text:span>(ی مبادله‌شده) نشان می‌دهد.</text:p>
      <text:p text:style-name="P67">* این نیرو‌ها، شامل «پیوند‌ها» و «نیرو‌های بین مولکولی» است.</text:p>
      <text:p text:style-name="P68">با هم بیندیشیم صفحه ۶۱<text:tab/><text:tab/>در دو واکنش:</text:p>
      <text:p text:style-name="P69">۱- الف<text:span text:style-name="T26">)</text:span><text:tab/>← واکنش‌دهنده‌ها یکسان هستند/نیستند ← سطح انرژی واکنش‌دهنده‌ها یکسان <text:span text:style-name="T25">ــــــ</text:span></text:p>
      <text:p text:style-name="P69"><text:tab/>← فرآورده، یکسان <text:span text:style-name="T25">ــــــ ← </text:span>سطح انرژی فرآورده در دو واکنش یکسان <text:span text:style-name="T25">ــــــ</text:span></text:p>
      <text:p text:style-name="P69">=&gt; گرمای آزاد شده در دو واکنش یکسان <text:span text:style-name="T25">ــــــ</text:span></text:p>
      <text:p text:style-name="P70">۱- <text:span text:style-name="T26">ب) در واکنش اول/دوم، سطح انرژی واکنش‌دهنده‌ها </text:span><text:span text:style-name="T25">ــــــ ← </text:span><text:span text:style-name="T26">پایدارتر</text:span></text:p>
      <text:p text:style-name="P71">۲- الف) چون سطح انرژی گرافیت و الماس، یکسان <text:span text:style-name="T25">ــــــ . </text:span>( به دلیل تفاوت در نیرو‌های نگهداری )</text:p>
      <text:p text:style-name="P72">۲- ب) <text:span text:style-name="T25">ــــــ </text:span>پایدار‌تر است، چون فاصله کم‌تری با فرآورده دارد، گرمای سوختنی <text:span text:style-name="T25">ــــــ </text:span>دارد.</text:p>
      <text:p text:style-name="P72">نحوه اتصال اتم‌های کربن، <text:span text:style-name="T1">تعداد</text:span> و <text:span text:style-name="T1">نوع</text:span> پیوند‌های اشتراکی کربن – کربن، در این دو آلوتروپ، و در نتیجه، رفتار شیمیایی آن‌ها ( مانند پایداری یا آنتالپی سوختن) متفاوت است.</text:p>
      <text:p text:style-name="P72">۲- پ) </text:p>
      <text:p text:style-name="P73">$xKj = \qquad g \times \frac{\qquad mol}{\qquad g}\times\frac{\qquad KJ}{\qquad mol}=<text:span text:style-name="T25">ــــــ </text:span>KJ$</text:p>
      <text:p text:style-name="P74">یخچال صحرایی!</text:p>
      <text:p text:style-name="P74">دو ظرف از جنس <text:span text:style-name="T25">ــــــ </text:span>داریم که فضای بین آن‌ها از <text:span text:style-name="T1">شن</text:span> خیس پر می‌شود. پارچه‌ای <text:span text:style-name="T25">ــــــ </text:span>به عنوان درپوش، تحویه را انجام می‌دهد. آب درون ظرف درونی، به تدریج در بدنه ظرف بیرونی نفوذ می‌کند و <text:span text:style-name="T25">ــــــ </text:span>می‌شود:</text:p>
      <text:p text:style-name="P76">\ce{H2O(\quad) + Q -&gt; H2O(\quad)}</text:p>
      <text:p text:style-name="P74">این فرآیند، گرماــــــ است و گرمای لازم را از سامانه دریافت می‌کند که باعث افت دما و خنک شدن محتویات دستگاه می‌شود.</text:p>
      <text:p text:style-name="P74"/>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1:25:45.982989063</dc:date>
    <meta:editing-duration>P4DT14H33M11S</meta:editing-duration>
    <meta:editing-cycles>215</meta:editing-cycles>
    <meta:generator>LibreOffice/7.5.5.2$Linux_X86_64 LibreOffice_project/50$Build-2</meta:generator>
    <meta:document-statistic meta:table-count="0" meta:image-count="0" meta:object-count="0" meta:page-count="10" meta:paragraph-count="148" meta:word-count="2187" meta:character-count="11735" meta:non-whitespace-character-count="9672"/>
  </office:meta>
</office:document-meta>
</file>